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98778" officeooo:paragraph-rsid="00198778" style:font-size-asian="16pt" style:font-size-complex="16pt"/>
    </style:style>
    <style:style style:name="P2" style:family="paragraph" style:parent-style-name="Standard">
      <style:paragraph-properties fo:text-align="start" style:justify-single-word="false" style:writing-mode="rl-tb"/>
      <style:text-properties fo:font-size="16pt" officeooo:rsid="00198778" officeooo:paragraph-rsid="00198778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9d8ec" officeooo:paragraph-rsid="0019d8ec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تد فیلتر حقیقتا یک متد کارامد در جاوااسکریپت است .این متد روی یک ارایه اجرا می شود و روی تک تک اعضای آرایه ی مذکور دور می خورد یک تابع یا به قول خود جاوااسکریپت ها یک call back <text:s/>را به عنوان پارامتر می گیرد اگر این تابع true برگرداند ان عضو برگردانده می شود . مثال:<text:line-break/><text:line-break/></text:p>
      <text:p text:style-name="P2">a = [1,2,3,4,5,6,7,8,9]</text:p>
      <text:p text:style-name="P2"/>
      <text:p text:style-name="P2">v = a.filter((item)=&gt;{if(item%2 ===1){return true}})</text:p>
      <text:p text:style-name="P2"/>
      <text:p text:style-name="P2">حالا v چه باشد خوب است؟ v یک ارایه است و مقدار ان برابر زیر است:</text:p>
      <text:p text:style-name="P2"/>
      <text:p text:style-name="P2">[1, 3, 5, 7, 9]</text:p>
      <text:p text:style-name="P2"/>
      <text:p text:style-name="P2"/>
      <text:p text:style-name="P2"/>
      <text:p text:style-name="P3">این متد خیلی به درد می خورد وقتی بخواهیم بعضی از عناصر یک ارایه را براساس معیارهایی خاص برگردانیم مثلا سرچی داشته باشیم کخ ممکن است چندین عامل در نتیچه ی ان تاثیرگزار باشند ما می توانیم چندین فیلتر بنویسیم و هرباز یک عامل را بررسی کنی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12T06:32:38.974536181</dc:date>
    <meta:editing-duration>PT4H54M32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33" meta:character-count="657" meta:non-whitespace-character-count="527"/>
  </office:meta>
</office:document-meta>
</file>